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var font-code" svg:font-family="'var font-cod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Calibri" fo:language="cs" fo:country="CZ" officeooo:rsid="00044c62"/>
    </style:style>
    <style:style style:name="P2" style:family="paragraph" style:parent-style-name="Preformatted_20_Text">
      <style:paragraph-properties fo:margin-top="0in" fo:margin-bottom="0in" loext:contextual-spacing="false" fo:line-height="100%" fo:padding="0in" fo:border="none" style:writing-mode="lr-tb"/>
    </style:style>
    <style:style style:name="P3" style:family="paragraph" style:parent-style-name="Preformatted_20_Text">
      <style:paragraph-properties fo:margin-top="0in" fo:margin-bottom="0in" loext:contextual-spacing="false" fo:line-height="100%" fo:padding="0in" fo:border="none" style:writing-mode="lr-tb"/>
      <style:text-properties officeooo:paragraph-rsid="00190e1c"/>
    </style:style>
    <style:style style:name="P4" style:family="paragraph" style:parent-style-name="Preformatted_20_Text">
      <style:paragraph-properties fo:margin-top="0in" fo:margin-bottom="0in" loext:contextual-spacing="false" fo:line-height="100%" fo:padding="0in" fo:border="none" style:writing-mode="lr-tb"/>
      <style:text-properties style:font-name="Calibri" fo:font-size="12pt" fo:language="cs" fo:country="CZ" style:font-size-asian="12pt" style:font-size-complex="12pt"/>
    </style:style>
    <style:style style:name="P5" style:family="paragraph" style:parent-style-name="Standard">
      <style:text-properties style:font-name="Calibri" fo:font-size="12pt" fo:language="cs" fo:country="CZ" style:font-size-asian="12pt" style:font-size-complex="12pt"/>
    </style:style>
    <style:style style:name="P6" style:family="paragraph" style:parent-style-name="Preformatted_20_Text">
      <style:paragraph-properties fo:margin-top="0in" fo:margin-bottom="0in" loext:contextual-spacing="false" fo:line-height="100%" fo:padding="0in" fo:border="none" style:writing-mode="lr-tb"/>
    </style:style>
    <style:style style:name="P7" style:family="paragraph" style:parent-style-name="Preformatted_20_Text">
      <style:paragraph-properties fo:margin-top="0in" fo:margin-bottom="0in" loext:contextual-spacing="false" fo:line-height="100%" fo:padding="0in" fo:border="none" style:writing-mode="lr-tb"/>
      <style:text-properties officeooo:paragraph-rsid="001c9316"/>
    </style:style>
    <style:style style:name="P8" style:family="paragraph" style:parent-style-name="Preformatted_20_Text">
      <style:paragraph-properties fo:margin-top="0in" fo:margin-bottom="0in" loext:contextual-spacing="false" fo:line-height="100%" fo:padding="0in" fo:border="none" style:writing-mode="lr-tb"/>
      <style:text-properties officeooo:paragraph-rsid="00190e1c"/>
    </style:style>
    <style:style style:name="T1" style:family="text">
      <style:text-properties style:font-name="Calibri" fo:font-size="12pt" style:font-size-asian="12pt" style:font-size-complex="12pt" loext:padding="0in" loext:border="none"/>
    </style:style>
    <style:style style:name="T2" style:family="text">
      <style:text-properties style:font-name="Calibri" fo:font-size="12pt" fo:language="cs" fo:country="CZ" style:font-size-asian="12pt" style:font-size-complex="12pt" loext:padding="0in" loext:border="none"/>
    </style:style>
    <style:style style:name="T3" style:family="text">
      <style:text-properties style:font-name="Calibri" fo:font-size="12pt" fo:language="cs" fo:country="CZ" officeooo:rsid="0019e6f7" style:font-size-asian="12pt" style:font-size-complex="12pt" loext:padding="0in" loext:border="none"/>
    </style:style>
    <style:style style:name="T4" style:family="text">
      <style:text-properties style:font-name="Calibri" fo:font-size="12pt" fo:language="cs" fo:country="CZ" officeooo:rsid="001b3277" style:font-size-asian="12pt" style:font-size-complex="12pt" loext:padding="0in" loext:border="none"/>
    </style:style>
    <style:style style:name="T5" style:family="text">
      <style:text-properties style:font-name="Calibri" fo:font-size="12pt" fo:language="cs" fo:country="CZ" officeooo:rsid="001c80d4" style:font-size-asian="12pt" style:font-size-complex="12pt" loext:padding="0in" loext:border="none"/>
    </style:style>
    <style:style style:name="T6" style:family="text">
      <style:text-properties style:font-name="Calibri" fo:font-size="12pt" fo:language="cs" fo:country="CZ" officeooo:rsid="001e0132" style:font-size-asian="12pt" style:font-size-complex="12pt" loext:padding="0in" loext:border="none"/>
    </style:style>
    <style:style style:name="T7" style:family="text">
      <style:text-properties style:font-name="Calibri" fo:font-size="12pt" fo:language="cs" fo:country="CZ" officeooo:rsid="001f46bc" style:font-size-asian="12pt" style:font-size-complex="12pt" loext:padding="0in" loext:border="none"/>
    </style:style>
    <style:style style:name="T8" style:family="text">
      <style:text-properties style:font-name="Calibri" fo:font-size="12pt" fo:language="cs" fo:country="CZ" officeooo:rsid="001e0132" style:font-name-asian="NSimSun" style:font-size-asian="12pt" style:font-name-complex="Liberation Mono" style:font-size-complex="12pt" loext:padding="0in" loext:border="none"/>
    </style:style>
    <style:style style:name="T9" style:family="text">
      <style:text-properties style:font-name="Calibri" fo:font-size="11pt" style:font-size-asian="11pt" style:font-size-complex="11pt" loext:padding="0in"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ource_20_Text"><text:span text:style-name="T9">•</text:span></text:span><text:span text:style-name="Source_20_Text"><text:span text:style-name="T1"> co aplikace/hra/bot dělá</text:span></text:span></text:p>
      <text:p text:style-name="P2"><text:span text:style-name="Source_20_Text"><text:span text:style-name="T2"/></text:span></text:p>
      <text:p text:style-name="P2"><text:span text:style-name="Source_20_Text"><text:span text:style-name="T2">Tato hra simuluje prostředí virtuálního minigolfu, kde se kdokoli může stát minigolfovým hráčem a užít </text:span></text:span><text:span text:style-name="Source_20_Text"><text:span text:style-name="T3">si množství zábavy</text:span></text:span><text:span text:style-name="Source_20_Text"><text:span text:style-name="T2">. </text:span></text:span></text:p>
      <text:p text:style-name="P4"/>
      <text:p text:style-name="P2"><text:span text:style-name="Source_20_Text"><text:span text:style-name="T2">• popis použitých technologií</text:span></text:span></text:p>
      <text:p text:style-name="P2"><text:span text:style-name="Source_20_Text"><text:span text:style-name="T2"/></text:span></text:p>
      <text:p text:style-name="P2"><text:span text:style-name="Source_20_Text"><text:span text:style-name="T2">Hra využívá jeden z nejvíce používaných herních enginů. Tento engine byl vytvořen společností Unity Technologies v roce 2005 a od té doby se stal velmi populárním mezi vývojáři. Engine podporuje vytváření her pro mnoho platforem, jako jsou počítače, mobilní zařízení, herní konzole, a dokonce i virtuální realitu. Unity je populární také proto, že umožňuje upravovat velkou část hry bez znalosti kódu. To umožňuje nejen programátorům, ale i umělcům a designerům upravovat různé prvky hry například fyzické, grafické, nebo i osvětlení či zvukové efekty. Tímto se tedy můžete zaměřit více na kreativní stránku. Unity </text:span></text:span><text:span text:style-name="Source_20_Text"><text:span text:style-name="T4">také </text:span></text:span><text:span text:style-name="Source_20_Text"><text:span text:style-name="T2">umožňuje využívat </text:span></text:span><text:span text:style-name="Source_20_Text"><text:span text:style-name="T4">mnoho</text:span></text:span><text:span text:style-name="Source_20_Text"><text:span text:style-name="T2"> programovací</text:span></text:span><text:span text:style-name="Source_20_Text"><text:span text:style-name="T4">ch</text:span></text:span><text:span text:style-name="Source_20_Text"><text:span text:style-name="T2"> jazyk</text:span></text:span><text:span text:style-name="Source_20_Text"><text:span text:style-name="T4">ů</text:span></text:span><text:span text:style-name="Source_20_Text"><text:span text:style-name="T2"> </text:span></text:span><text:span text:style-name="Source_20_Text"><text:span text:style-name="T4">jako</text:span></text:span><text:span text:style-name="Source_20_Text"><text:span text:style-name="T2"> například C#, C++ nebo Python.</text:span></text:span></text:p>
      <text:p text:style-name="P4"/>
      <text:p text:style-name="P2"><text:span text:style-name="Source_20_Text"><text:span text:style-name="T2">• stručný popis, jak to funguje uvnitř</text:span></text:span></text:p>
      <text:p text:style-name="P2"><text:span text:style-name="Source_20_Text"><text:span text:style-name="T2"/></text:span></text:p>
      <text:p text:style-name="P2"><text:span text:style-name="Source_20_Text"><text:span text:style-name="T2">Hra simuluje prostředí virtuálního minigolfu a míčku. Využívá dva skripty. První skript zajišťuje pohyb míčku a druhý zajišťuje pohyb kamery, který umožňuje hráči koukat na dráhu z libovolného úhlu.</text:span></text:span></text:p>
      <text:p text:style-name="P2"><text:span text:style-name="Source_20_Text"><text:span text:style-name="T2"/></text:span></text:p>
      <text:p text:style-name="P2"><text:span text:style-name="Source_20_Text"><text:span text:style-name="T2">Pro implementaci pohybu míčku jsem se inspiroval ovládáním hry Angry Birds. Konkrétně jsem chtěl vytvořit systém, kde hráč může natáhnout míček a poté ho vystřelit v opačném směru od kurzoru. Výsledný skript pracuje tak, že pokud hráč přiblíží myš k míčku a stiskne </text:span></text:span><text:span text:style-name="Source_20_Text"><text:span text:style-name="T5">a začne držet </text:span></text:span><text:span text:style-name="Source_20_Text"><text:span text:style-name="T2">pravé tlačítko myši </text:span></text:span><text:span text:style-name="Source_20_Text"><text:span text:style-name="T5">a začne myš táhnout do nějakého směru</text:span></text:span><text:span text:style-name="Source_20_Text"><text:span text:style-name="T2">, zobrazí se čára ukazující směr, kterým se míček po vystřelení bude pohybovat. Poté, co hráč pravé tlačítko myši uvolní, se míček vystřelí v daném směru.</text:span></text:span></text:p>
      <text:p text:style-name="P7"><text:span text:style-name="Source_20_Text"><text:span text:style-name="T2"/></text:span></text:p>
      <text:p text:style-name="P7"><text:span text:style-name="Source_20_Text"><text:span text:style-name="T2">Pro zajištění pohybu kamery jsem vytvořil skript, který dokáže reagovat na pohyb hráčovi myši a není tudíž aktivní pořád. Tento skript funguje tak, že kamera se začne pohybovat pouze tehdy, když hráč podrží pravé tlačítko myši. To umožňuje plynulé ovládání kamery, které neovlivňuje pohyb míčku. Tudíž pokud hráč táhne myší směrem dolů, kamera se pohybuje vzhůru a naopak. Kromě toho skript umožňuje hráči pomocí kolečka myši upravovat vzdálenost kamery od míčku. Hráč si tak může přiblížit kameru, aby mohl lépe sledovat detaily, nebo ji naopak oddálit, pokud potřebuje vidět celou dráhu.</text:span></text:span></text:p>
      <text:p text:style-name="P4"/>
      <text:p text:style-name="P2"><text:span text:style-name="Source_20_Text"><text:span text:style-name="T2">• návod na použití projektu</text:span></text:span></text:p>
      <text:p text:style-name="P3"><text:span text:style-name="Source_20_Text"><text:span text:style-name="T2"/></text:span></text:p>
      <text:p text:style-name="P3"><text:span text:style-name="Source_20_Text"><text:span text:style-name="T2">Po zapnutí hry uvidíte míček na herní ploše. Kliknutím na míček získáte možnost ho myší natáhnout. Po uvolnění tlačítka myši se míček vystřelí v opačném směru od kurzoru. Kameru si můžete ve hře pomocí kolečka myši oddalovat či přibližovat. Pokud chcete změnit úhel pohledu, držte pravé tlačítko myši a táhněte s ním </text:span></text:span><text:span text:style-name="Source_20_Text"><text:span text:style-name="T8">proti</text:span></text:span><text:span text:style-name="Source_20_Text"><text:span text:style-name="T2"> požadovaném</text:span></text:span><text:span text:style-name="Source_20_Text"><text:span text:style-name="T6">u</text:span></text:span><text:span text:style-name="Source_20_Text"><text:span text:style-name="T2"> směru. Tento režim kamery se aktivuje pouze tehdy, když držíte pravé tlačítko myši, aby nebyl ovlivněn pohyb samotného míčku. Hra není nijak komplikovaná, naopak je velmi jednoduchá a je skvělým způsobem, jak se naučit základy práce s programem Unity.</text:span></text:span></text:p>
      <text:p text:style-name="P3"><text:span text:style-name="Source_20_Text"><text:span text:style-name="T2"/></text:span></text:p>
      <text:p text:style-name="P3"><text:span text:style-name="Source_20_Text"><text:span text:style-name="T2"/></text:span></text:p>
      <text:p text:style-name="P3"><text:span text:style-name="Source_20_Text"><text:span text:style-name="T2"/></text:span></text:p>
      <text:p text:style-name="P3"><text:span text:style-name="Source_20_Text"><text:span text:style-name="T2"/></text:span></text:p>
      <text:p text:style-name="P3"><text:soft-page-break/><text:span text:style-name="Source_20_Text"><text:span text:style-name="T2">• možný rozvoj v budoucnu/popis reálného využití projektu</text:span></text:span></text:p>
      <text:p text:style-name="P2"><text:span text:style-name="Source_20_Text"><text:span text:style-name="T2"/></text:span></text:p>
      <text:p text:style-name="P2"><text:span text:style-name="Source_20_Text"><text:span text:style-name="T2">Hra má spoustu potenciál</text:span></text:span><text:span text:style-name="Source_20_Text"><text:span text:style-name="T6">ních cest</text:span></text:span><text:span text:style-name="Source_20_Text"><text:span text:style-name="T2"> pro rozvoj v budoucnosti. Například co se týče </text:span></text:span><text:span text:style-name="Source_20_Text"><text:span text:style-name="T6">udělání </text:span></text:span><text:span text:style-name="Source_20_Text"><text:span text:style-name="T2">konce hry, kamery, pohybu míčku, či nových prvků, které by zvýšily zábavu a výzvu pro hráče. </text:span></text:span></text:p>
      <text:p text:style-name="P2"><text:span text:style-name="Source_20_Text"><text:span text:style-name="T2">Pro vylepšení konce hry by bylo možné přidat tabulku s výpisem času, který hráč potřeboval k dokončení levelu. To by mohlo motivovat hráče k lepšímu výkonu a snaze dokončit level co nejrychleji. Kromě toho by mohlo být přidáno i skóre, či kosmetické odměny například jako je barva míčku, či jiné pozadí. </text:span></text:span></text:p>
      <text:p text:style-name="P2"><text:span text:style-name="Source_20_Text"><text:span text:style-name="T2"/></text:span></text:p>
      <text:p text:style-name="P2"><text:span text:style-name="Source_20_Text"><text:span text:style-name="T2">Vylepšení kamery je druhým bodem, který by se dal zlepšit. Kameru by šlo vylepšit přidáním algoritmu detekce kolizí, který by sledoval, zda se nějaký objekt objeví na cestě kamery, aby se kamera automaticky přesunula dopředu, a tak umožnila hráči sledovat míček bez překážek.</text:span></text:span></text:p>
      <text:p text:style-name="P2"><text:span text:style-name="Source_20_Text"><text:span text:style-name="T2"/></text:span></text:p>
      <text:p text:style-name="P2"><text:span text:style-name="Source_20_Text"><text:span text:style-name="T2">Co se týče opravy pohybu míčku, by</text:span></text:span><text:span text:style-name="Source_20_Text"><text:span text:style-name="T6">ch </text:span></text:span><text:span text:style-name="Source_20_Text"><text:span text:style-name="T7">zkusil nějak vylepšit skript, aby výpočet síly s jakou míček vystřelí dopředu dával větší smysl a byl víc intuitivní</text:span></text:span><text:span text:style-name="Source_20_Text"><text:span text:style-name="T2">. </text:span></text:span><text:span text:style-name="Source_20_Text"><text:span text:style-name="T7">Také bych trochu doladil čáru, která ukazuje budoucí pozici míčku.</text:span></text:span></text:p>
      <text:p text:style-name="P2"><text:span text:style-name="Source_20_Text"><text:span text:style-name="T2"/></text:span></text:p>
      <text:p text:style-name="P2"><text:span text:style-name="Source_20_Text"><text:span text:style-name="T2">Hra by mohla také zahrnovat více levelů, které by rozšiřovaly herní možnosti těm, kteří ji už hráli, nebo se stále posunují dále. Mohly by to být například různé tematické úrovně, jako například pustina, písečné duny, oázy, ulice, tropické ostrovy atd. Každý level by měl unikátní design a překážky, které by zvyšovaly obtížnost.</text:span></text:span></text:p>
      <text:p text:style-name="P2"><text:span text:style-name="Source_20_Text"><text:span text:style-name="T2"/></text:span></text:p>
      <text:p text:style-name="P2"><text:span text:style-name="Source_20_Text"><text:span text:style-name="T2">Zkrátka existuje stále mnoho možností, jak tuto virtuální minigolfovou hru udělat lepší a zábavnější. </text:span></text:span></text:p>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var font-code" svg:font-family="'var font-cod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23-05-08T18:40:51.589000000</dc:date>
    <meta:editing-duration>PT1H45M13S</meta:editing-duration>
    <meta:editing-cycles>2</meta:editing-cycles>
    <meta:document-statistic meta:table-count="0" meta:image-count="0" meta:object-count="0" meta:page-count="2" meta:paragraph-count="17" meta:word-count="671" meta:character-count="4279" meta:non-whitespace-character-count="3621"/>
  </office:meta>
</office:document-meta>
</file>